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800b" officeooo:paragraph-rsid="0006800b" style:font-weight-asian="bold" style:font-weight-complex="bold"/>
    </style:style>
    <style:style style:name="P2" style:family="paragraph" style:parent-style-name="Standard">
      <style:text-properties fo:font-weight="bold" officeooo:rsid="0006c078" officeooo:paragraph-rsid="0006c078" style:font-weight-asian="bold" style:font-weight-complex="bold"/>
    </style:style>
    <style:style style:name="P3" style:family="paragraph" style:parent-style-name="Standard" style:list-style-name="L1">
      <style:text-properties fo:font-weight="bold" officeooo:rsid="0006c078" officeooo:paragraph-rsid="0006c07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2de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ler de Logica Digital(Parte 2)</text:p>
      <text:p text:style-name="P1"/>
      <text:p text:style-name="P1"><text:span text:style-name="T1">Checkpoint 3:</text:span></text:p>
      <text:p text:style-name="P1"><text:span text:style-name="T1">a) ¿Cuáles son y qué respresenta cada entrada y cada salida del componente?¿Cuáles</text:span></text:p>
      <text:p text:style-name="P1"><text:span text:style-name="T1">entradas deben ser consideradas como de control?</text:span></text:p>
      <text:p text:style-name="P1"><text:span text:style-name="T1"/></text:p>
      <text:p text:style-name="P2"><text:span text:style-name="T1">Entradas:</text:span></text:p>
      <text:list xml:id="list1804816872" text:style-name="L1">
        <text:list-item>
          <text:p text:style-name="P3"><text:span text:style-name="T1">w_alu_A</text:span><text:span text:style-name="T2">(control)</text:span><text:span text:style-name="T1">: Permite escribir en la ALU el dato de A</text:span></text:p>
        </text:list-item>
        <text:list-item>
          <text:p text:style-name="P3"><text:span text:style-name="T1">w_alu_B</text:span><text:span text:style-name="T2">(control)</text:span><text:span text:style-name="T1">: Permite escribir en la ALU el dato de B</text:span></text:p>
        </text:list-item>
        <text:list-item>
          <text:p text:style-name="P3"><text:span text:style-name="T1">op(control): Determina que tipo de operación va a hacer la ALU</text:span></text:p>
        </text:list-item>
        <text:list-item>
          <text:p text:style-name="P3"><text:span text:style-name="T1">en_out_ALU: </text:span><text:span text:style-name="T2">Permite leer el resultado de la operación que se eligio con op</text:span></text:p>
        </text:list-item>
        <text:list-item>
          <text:p text:style-name="P3"><text:span text:style-name="T1">w_n</text:span><text:span text:style-name="T2">(control)</text:span><text:span text:style-name="T1">:</text:span><text:span text:style-name="T2">Permite escribir cada respectivo bit</text:span></text:p>
        </text:list-item>
        <text:list-item>
          <text:p text:style-name="P3"><text:span text:style-name="T1">en_out_n</text:span><text:span text:style-name="T2">(control)</text:span><text:span text:style-name="T1">: </text:span><text:span text:style-name="T2">Permite leer cada respectivo bit</text:span></text:p>
        </text:list-item>
        <text:list-item>
          <text:p text:style-name="P3"><text:span text:style-name="T1">Force_input: </text:span><text:span text:style-name="T2">El dato que le entra de 4 bits</text:span></text:p>
        </text:list-item>
        <text:list-item>
          <text:p text:style-name="P3"><text:span text:style-name="T1">en_force_input: </text:span><text:span text:style-name="T2">Permite que el dato “pase”</text:span></text:p>
        </text:list-item>
        <text:list-item>
          <text:p text:style-name="P3"><text:span text:style-name="T1">clk(control): </text:span><text:span text:style-name="T2">es el clock que determina un ciclo</text:span></text:p>
        </text:list-item>
      </text:list>
      <text:p text:style-name="P1"><text:span text:style-name="T1"/></text:p>
      <text:p text:style-name="P1"><text:span text:style-name="T1"/></text:p>
      <text:p text:style-name="P1"><text:span text:style-name="T1">b) ¿Qué información muestra cada display y cómo es interpretada esta información?</text:span></text:p>
      <text:p text:style-name="P1"><text:span text:style-name="T1"><text:s text:c="5"/></text:span><text:span text:style-name="T2">Muestran la informacion almacenada bit a bit, el resultado de la operacion(no se como cargar esa informacion porque no me aparece en las de arriba de todo. El resultado de la suma tampoco se muestra no se por qué :(</text:span></text:p>
      <text:p text:style-name="P1"><text:span text:style-name="T1"/></text:p>
      <text:p text:style-name="P1"><text:span text:style-name="T1"/></text:p>
      <text:p text:style-name="P1"><text:span text:style-name="T1">c) Escribir la secuencia de activación y desactivación de señales para cargar el valor 4</text:span></text:p>
      <text:p text:style-name="P1"><text:span text:style-name="T1">en el registro R2 y el -3 en el registro R3</text:span></text:p>
      <text:p text:style-name="P1"><text:span text:style-name="T1">d ) Cargar los siguientes pares de valores en R0 y R1 respectivamente, con las operaciones</text:span></text:p>
      <text:p text:style-name="P1"><text:span text:style-name="T1">indicadas:</text:span></text:p>
      <text:p text:style-name="P1"><text:span text:style-name="T1">1)</text:span></text:p>
      <text:p text:style-name="P1"><text:span text:style-name="T1">2)</text:span></text:p>
      <text:p text:style-name="P1"><text:span text:style-name="T1">3)</text:span></text:p>
      <text:p text:style-name="P1"><text:span text:style-name="T1">4)</text:span></text:p>
      <text:p text:style-name="P1"><text:span text:style-name="T1">(4, 0), OR, SUB</text:span></text:p>
      <text:p text:style-name="P1"><text:span text:style-name="T1">(7, -1), SUB, AND</text:span></text:p>
      <text:p text:style-name="P1"><text:span text:style-name="T1">(-8, -2), ADD, SUB</text:span></text:p>
      <text:p text:style-name="P1"><text:span text:style-name="T1">(8, -9), OR, AND</text:span></text:p>
      <text:p text:style-name="P1"><text:span text:style-name="T1">Realizar las dos operaciones indicadas y guardar los resultados en R2 y R3 respecti-</text:span></text:p>
      <text:p text:style-name="P1"><text:span text:style-name="T1">vamente. Para el primer caso, escribir la secuencia completa de activación de señales.</text:span></text:p>
      <text:p text:style-name="P1"><text:span text:style-name="T1">e) ¿Por qué se niega la señal clk en la ALU antes de pasarle este valor al registro de</text:span></text:p>
      <text:p text:style-name="P1"><text:span text:style-name="T1">sali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7:17.408137975</meta:creation-date>
    <dc:date>2022-09-22T11:40:41.426652580</dc:date>
    <meta:editing-duration>PT2M53S</meta:editing-duration>
    <meta:editing-cycles>1</meta:editing-cycles>
    <meta:document-statistic meta:table-count="0" meta:image-count="0" meta:object-count="0" meta:page-count="1" meta:paragraph-count="32" meta:word-count="277" meta:character-count="1546" meta:non-whitespace-character-count="1305"/>
    <meta:generator>LibreOffice/6.4.7.2$Linux_X86_64 LibreOffice_project/40$Build-2</meta:generator>
  </office:meta>
</office:document-meta>
</file>